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aedd" officeooo:paragraph-rsid="0019aedd"/>
    </style:style>
    <style:style style:name="P2" style:family="paragraph" style:parent-style-name="Standard">
      <style:text-properties officeooo:rsid="0019aedd" officeooo:paragraph-rsid="002164cd"/>
    </style:style>
    <style:style style:name="P3" style:family="paragraph" style:parent-style-name="Standard">
      <style:text-properties officeooo:rsid="001ba4be" officeooo:paragraph-rsid="001ba4be"/>
    </style:style>
    <style:style style:name="P4" style:family="paragraph" style:parent-style-name="Standard">
      <style:text-properties officeooo:rsid="001e7ed5" officeooo:paragraph-rsid="002164cd"/>
    </style:style>
    <style:style style:name="P5" style:family="paragraph" style:parent-style-name="Standard">
      <style:text-properties officeooo:rsid="0016decd" officeooo:paragraph-rsid="002164cd"/>
    </style:style>
    <style:style style:name="P6" style:family="paragraph" style:parent-style-name="Standard">
      <style:text-properties officeooo:rsid="0016decd" officeooo:paragraph-rsid="00250c0f"/>
    </style:style>
    <style:style style:name="P7" style:family="paragraph" style:parent-style-name="Standard">
      <style:text-properties officeooo:rsid="002164cd" officeooo:paragraph-rsid="002164cd"/>
    </style:style>
    <style:style style:name="P8" style:family="paragraph" style:parent-style-name="Standard">
      <style:text-properties officeooo:rsid="002164cd" officeooo:paragraph-rsid="002333f2"/>
    </style:style>
    <style:style style:name="P9" style:family="paragraph" style:parent-style-name="Standard">
      <style:text-properties fo:font-weight="bold" officeooo:rsid="002164cd" officeooo:paragraph-rsid="002164cd" style:font-weight-asian="bold" style:font-weight-complex="bold"/>
    </style:style>
    <style:style style:name="P10" style:family="paragraph" style:parent-style-name="Standard">
      <style:text-properties officeooo:rsid="0016ef9d" officeooo:paragraph-rsid="002164cd"/>
    </style:style>
    <style:style style:name="P11" style:family="paragraph" style:parent-style-name="Standard">
      <style:text-properties officeooo:rsid="0016ef9d" officeooo:paragraph-rsid="00250c0f"/>
    </style:style>
    <style:style style:name="P12" style:family="paragraph" style:parent-style-name="Standard">
      <style:text-properties officeooo:rsid="0017101e" officeooo:paragraph-rsid="002164cd"/>
    </style:style>
    <style:style style:name="P13" style:family="paragraph" style:parent-style-name="Standard">
      <style:text-properties officeooo:rsid="00180a01" officeooo:paragraph-rsid="002164cd"/>
    </style:style>
    <style:style style:name="P14" style:family="paragraph" style:parent-style-name="Standard">
      <style:text-properties officeooo:rsid="00180a01" officeooo:paragraph-rsid="00250c0f"/>
    </style:style>
    <style:style style:name="P15" style:family="paragraph" style:parent-style-name="Standard">
      <style:text-properties officeooo:rsid="0017cb95" officeooo:paragraph-rsid="00250c0f"/>
    </style:style>
    <style:style style:name="P16" style:family="paragraph" style:parent-style-name="Standard">
      <style:text-properties officeooo:rsid="00192a3b" officeooo:paragraph-rsid="002164cd"/>
    </style:style>
    <style:style style:name="P17" style:family="paragraph" style:parent-style-name="Standard">
      <style:text-properties officeooo:rsid="001c68e1" officeooo:paragraph-rsid="002164cd"/>
    </style:style>
    <style:style style:name="P18" style:family="paragraph" style:parent-style-name="Standard">
      <style:text-properties officeooo:rsid="00203832" officeooo:paragraph-rsid="002164cd"/>
    </style:style>
    <style:style style:name="P19" style:family="paragraph" style:parent-style-name="Standard">
      <style:text-properties officeooo:rsid="00203832" officeooo:paragraph-rsid="002333f2"/>
    </style:style>
    <style:style style:name="P20" style:family="paragraph" style:parent-style-name="Standard">
      <style:text-properties officeooo:rsid="001c8ea3" officeooo:paragraph-rsid="002164cd"/>
    </style:style>
    <style:style style:name="P21" style:family="paragraph" style:parent-style-name="Standard">
      <style:text-properties officeooo:rsid="0021aa90" officeooo:paragraph-rsid="00250c0f"/>
    </style:style>
    <style:style style:name="P22" style:family="paragraph" style:parent-style-name="Standard">
      <style:text-properties officeooo:rsid="00250c0f" officeooo:paragraph-rsid="00250c0f"/>
    </style:style>
    <style:style style:name="T1" style:family="text">
      <style:text-properties officeooo:rsid="0016ef9d"/>
    </style:style>
    <style:style style:name="T2" style:family="text">
      <style:text-properties officeooo:rsid="0017101e"/>
    </style:style>
    <style:style style:name="T3" style:family="text">
      <style:text-properties officeooo:rsid="00192a3b"/>
    </style:style>
    <style:style style:name="T4" style:family="text">
      <style:text-properties officeooo:rsid="001ba4be"/>
    </style:style>
    <style:style style:name="T5" style:family="text">
      <style:text-properties officeooo:rsid="00203832"/>
    </style:style>
    <style:style style:name="T6" style:family="text">
      <style:text-properties officeooo:rsid="0021aa90"/>
    </style:style>
    <style:style style:name="T7" style:family="text">
      <style:text-properties officeooo:rsid="002333f2"/>
    </style:style>
    <style:style style:name="T8" style:family="text">
      <style:text-properties officeooo:rsid="00250c0f"/>
    </style:style>
    <style:style style:name="T9" style:family="text">
      <style:text-properties officeooo:rsid="0025654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Fácil</text:p>
      <text:p text:style-name="P7"/>
      <text:p text:style-name="P7"><text:span text:style-name="T7">1</text:span>- Localizado no litoral do Brasil, qual é o bioma mais ameaçado do País?</text:p>
      <text:p text:style-name="P7">Mata Atlântica</text:p>
      <text:p text:style-name="P7">Pantanal</text:p>
      <text:p text:style-name="P7">Amazônia</text:p>
      <text:p text:style-name="P7">Cerrado <text:line-break/>Caatinga</text:p>
      <text:p text:style-name="P7"/>
      <text:p text:style-name="P7"><text:span text:style-name="T7">2</text:span>- Que bioma é conhecido como a maior planície de inundação contínua do Planeta Terra?</text:p>
      <text:p text:style-name="P7">Pantanal</text:p>
      <text:p text:style-name="P7">Amazônia</text:p>
      <text:p text:style-name="P7">Cerrado</text:p>
      <text:p text:style-name="P7">Mata Atlântica</text:p>
      <text:p text:style-name="P7">Pampas</text:p>
      <text:p text:style-name="P7"/>
      <text:p text:style-name="P5"><text:span text:style-name="T7">3</text:span>- Em qual(is) estado(s) brasileiro<text:span text:style-name="T2">(</text:span>s<text:span text:style-name="T2">)</text:span> encontramos o <text:span text:style-name="T1">B</text:span>ioma Pampa?</text:p>
      <text:p text:style-name="P5"/>
      <text:p text:style-name="P5">Rio Grande do Sul</text:p>
      <text:p text:style-name="P5">Rio Grande do Sul, Santa Catarina e Paraná</text:p>
      <text:p text:style-name="P5">Paraná e Mato Grosso do Sul</text:p>
      <text:p text:style-name="P10">Mato Grosso do Sul</text:p>
      <text:p text:style-name="P5">Santa Catarina e Paraná</text:p>
      <text:p text:style-name="P5"/>
      <text:p text:style-name="P13"><text:span text:style-name="T7">4</text:span>- <text:span text:style-name="T3">Qual o Bioma em que está localizado o estado do Rio de Janeiro?</text:span></text:p>
      <text:p text:style-name="P13"/>
      <text:p text:style-name="P16">Mata Atlântica</text:p>
      <text:p text:style-name="P16">Amazônia</text:p>
      <text:p text:style-name="P16">Pampa</text:p>
      <text:p text:style-name="P16">Maravilha</text:p>
      <text:p text:style-name="P16">Cerrado</text:p>
      <text:p text:style-name="P16"/>
      <text:p text:style-name="P16"><text:span text:style-name="T7">5</text:span>- Qual o Bioma em que se localiza o Distrito Federal?</text:p>
      <text:p text:style-name="P16"/>
      <text:p text:style-name="P16">Cerrado</text:p>
      <text:p text:style-name="P16">Caatinga</text:p>
      <text:p text:style-name="P16">Pantanal</text:p>
      <text:p text:style-name="P2">Pampa</text:p>
      <text:p text:style-name="P2">Tundra</text:p>
      <text:p text:style-name="P2"/>
      <text:p text:style-name="P17"><text:span text:style-name="T7">6</text:span>- Qual o Bioma em que está localizado o estado do Ceará?</text:p>
      <text:p text:style-name="P17"/>
      <text:p text:style-name="P17">Caatinga</text:p>
      <text:p text:style-name="P17">Pampa</text:p>
      <text:p text:style-name="P17">Mata Atlântica</text:p>
      <text:p text:style-name="P17">Sarapatel</text:p>
      <text:p text:style-name="P17">Pantanal</text:p>
      <text:p text:style-name="P17"/>
      <text:p text:style-name="P20"><text:span text:style-name="T7">7</text:span>- <text:span text:style-name="T5">A silhueta na imagem representa qual ave do Bioma Pantanal?</text:span></text:p>
      <text:p text:style-name="P20"/>
      <text:p text:style-name="P4">Jaburu</text:p>
      <text:p text:style-name="P18">Canário</text:p>
      <text:p text:style-name="P4"><text:soft-page-break/>Articuno</text:p>
      <text:p text:style-name="P4">Zapdos</text:p>
      <text:p text:style-name="P18">Farfetch</text:p>
      <text:p text:style-name="P18"/>
      <text:p text:style-name="P18"><text:span text:style-name="T7">8</text:span>- A silhueta na imagem representa qual mamífero do Bioma Pampa?</text:p>
      <text:p text:style-name="P18"/>
      <text:p text:style-name="P18">Javali<text:line-break/>Pumba</text:p>
      <text:p text:style-name="P18">Emboar</text:p>
      <text:p text:style-name="P18">Porquinho da índia</text:p>
      <text:p text:style-name="P18">Slowpoke</text:p>
      <text:p text:style-name="P18"/>
      <text:p text:style-name="P18"><text:span text:style-name="T7">9</text:span>- A silhueta na imagem representa que animal do Bioma Cerrado?</text:p>
      <text:p text:style-name="P18"/>
      <text:p text:style-name="P18">Tamanduá-Bandeira</text:p>
      <text:p text:style-name="P18">Tatu-bola</text:p>
      <text:p text:style-name="P18">Drowsie</text:p>
      <text:p text:style-name="P18">Heatmor</text:p>
      <text:p text:style-name="P18">Urubu-rei</text:p>
      <text:p text:style-name="P18"/>
      <text:p text:style-name="P18">1<text:span text:style-name="T7">0</text:span>- A silhueta na imagem representa que animal do Bioma Amazônia?</text:p>
      <text:p text:style-name="P18"/>
      <text:p text:style-name="P18">Bicho-preguiça</text:p>
      <text:p text:style-name="P18">Skaloth</text:p>
      <text:p text:style-name="P18">Gambá</text:p>
      <text:p text:style-name="P18">Tamanduá</text:p>
      <text:p text:style-name="P18">Orangotango</text:p>
      <text:p text:style-name="P18"/>
      <text:p text:style-name="P9">Moderado</text:p>
      <text:p text:style-name="P7"/>
      <text:p text:style-name="P7">1- Que percentual do território brasileiro é ocupado pelo Bioma Amazônia?</text:p>
      <text:p text:style-name="P7">49%</text:p>
      <text:p text:style-name="P7">25%</text:p>
      <text:p text:style-name="P7">60%</text:p>
      <text:p text:style-name="P7">33%</text:p>
      <text:p text:style-name="P7">65%</text:p>
      <text:p text:style-name="P7"/>
      <text:p text:style-name="P7">2- Que Bioma brasileiro é reconhecido como a Savana mais rica do mundo em biodiversidade?</text:p>
      <text:p text:style-name="P7">Cerrado</text:p>
      <text:p text:style-name="P7">Pampas</text:p>
      <text:p text:style-name="P7">Caatinga</text:p>
      <text:p text:style-name="P7">Mata Atlântica</text:p>
      <text:p text:style-name="P7">Pantanal</text:p>
      <text:p text:style-name="P7"/>
      <text:p text:style-name="P7">3- Qual dos <text:span text:style-name="T8">B</text:span>iomas brasileiros é o mais preservado?</text:p>
      <text:p text:style-name="P7">Pantanal</text:p>
      <text:p text:style-name="P7">Amazônia</text:p>
      <text:p text:style-name="P7">Cerrado</text:p>
      <text:p text:style-name="P7">Caatinga</text:p>
      <text:p text:style-name="P7">Pampas</text:p>
      <text:p text:style-name="P7"/>
      <text:p text:style-name="P7">4- Qual dos animais abaixo é típico do <text:span text:style-name="T8">B</text:span>ioma Amazônia?</text:p>
      <text:p text:style-name="P7"><text:soft-page-break/>Ararajuba</text:p>
      <text:p text:style-name="P7">Baleia-franca-do-sul</text:p>
      <text:p text:style-name="P7">Lobo-guará</text:p>
      <text:p text:style-name="P7">Mico-leão-dourado</text:p>
      <text:p text:style-name="P7">Muriqui-do-norte</text:p>
      <text:p text:style-name="P7"/>
      <text:p text:style-name="P13"><text:span text:style-name="T8">5</text:span>- Qual o clima predominante do Bioma Amazônia?</text:p>
      <text:p text:style-name="P13"/>
      <text:p text:style-name="P13">Equatorial</text:p>
      <text:p text:style-name="P22">Tropical</text:p>
      <text:p text:style-name="P13">Climão</text:p>
      <text:p text:style-name="P22">Temperado</text:p>
      <text:p text:style-name="P13">Chuvarada</text:p>
      <text:p text:style-name="P13"/>
      <text:p text:style-name="P7"><text:span text:style-name="T8">6</text:span>- A Floresta Amazônica é um Bioma que abrange que estados?</text:p>
      <text:p text:style-name="P7"/>
      <text:p text:style-name="P7">AC, AP, AM, PA, RO, RR e ainda uma pequena área do MA, TO e MT</text:p>
      <text:p text:style-name="P7">AC, AP, AM, PB e MG</text:p>
      <text:p text:style-name="P7">AC, AP, RO, RR e ainda uma pequena área do MA, TO e MT</text:p>
      <text:p text:style-name="P7">RO, RR e ainda uma pequena área do MA, TO e MT</text:p>
      <text:p text:style-name="P7">AM, PA, RO, RR e ainda uma pequena área do MA, TO e MT</text:p>
      <text:p text:style-name="P7"/>
      <text:p text:style-name="P5"><text:span text:style-name="T8">7</text:span>- Quais os <text:span text:style-name="T1">B</text:span>iomas existentes no território brasileiro?</text:p>
      <text:p text:style-name="P5"/>
      <text:p text:style-name="P5">Amazônia, Caatinga, Cerrado, Mata Atlântica, Pampa e Pantanal</text:p>
      <text:p text:style-name="P5">Amazônia, Mata Atlântica e Pantanal</text:p>
      <text:p text:style-name="P5">Floresta, Semi-árido, Pantanoso, Desmatado e Pasto</text:p>
      <text:p text:style-name="P5">Amazônico, Cangaceiro, Mata Atlântica, Pampa e Pantanal</text:p>
      <text:p text:style-name="P5">Floresta Tropical, Cerrado, Caatinga, Pantanal, Pinherais e Campos Gerais</text:p>
      <text:p text:style-name="P5"/>
      <text:p text:style-name="P19"><text:span text:style-name="T8">8</text:span>- A silhueta na imagem representa que animal do Bioma Caatinga?</text:p>
      <text:p text:style-name="P19"/>
      <text:p text:style-name="P19">Carcará</text:p>
      <text:p text:style-name="P19">Hawlucha</text:p>
      <text:p text:style-name="P19">Garça</text:p>
      <text:p text:style-name="P19">Flamingo</text:p>
      <text:p text:style-name="P19">Gyrados</text:p>
      <text:p text:style-name="P19"/>
      <text:p text:style-name="P19"><text:span text:style-name="T8">9</text:span>- A silhueta na imagem representa qual mamífero do Bioma Mata Atlântica?</text:p>
      <text:p text:style-name="P19"/>
      <text:p text:style-name="P19">Macaco-prego galego</text:p>
      <text:p text:style-name="P19">Orangotango</text:p>
      <text:p text:style-name="P19">Chimchar</text:p>
      <text:p text:style-name="P19">Slaking</text:p>
      <text:p text:style-name="P19">Cachorro-do-mato</text:p>
      <text:p text:style-name="P19"/>
      <text:p text:style-name="P8"><text:span text:style-name="T6">10</text:span>- O Bioma Cerrado é típico de que parte do Brasil?</text:p>
      <text:p text:style-name="P8">Planalto Central Brasileiro</text:p>
      <text:p text:style-name="P8">Vale dos Vinhedos</text:p>
      <text:p text:style-name="P8">Serra Gaúcha</text:p>
      <text:p text:style-name="P8">Vale do Jequitinhonha</text:p>
      <text:p text:style-name="P8">Litoral</text:p>
      <text:p text:style-name="P8"><text:soft-page-break/></text:p>
      <text:p text:style-name="P9">Difícil</text:p>
      <text:p text:style-name="P7"/>
      <text:p text:style-name="P7">1- Quantas espécies vegetais catalogadas o Bioma Amazônia tem?</text:p>
      <text:p text:style-name="P7">1,5 milhão e meio</text:p>
      <text:p text:style-name="P7">10 milhões</text:p>
      <text:p text:style-name="P7">200 mil</text:p>
      <text:p text:style-name="P7">100 mil</text:p>
      <text:p text:style-name="P7">10 mil</text:p>
      <text:p text:style-name="P7"/>
      <text:p text:style-name="P7">2- Por quais principais biomas passam as águas do <text:span text:style-name="T9">Rio São Francisco</text:span>?</text:p>
      <text:p text:style-name="P7"/>
      <text:p text:style-name="P7">Cerrado, Mata Atlântica e Caatinga;</text:p>
      <text:p text:style-name="P7">Pantanal, Pampa</text:p>
      <text:p text:style-name="P7">Caatinga, Amazônia</text:p>
      <text:p text:style-name="P7">Pampa, Caatinga.</text:p>
      <text:p text:style-name="P7">Mata Atlântica, Pampa.</text:p>
      <text:p text:style-name="P7"/>
      <text:p text:style-name="P10"><text:span text:style-name="T8">3</text:span>- <text:span text:style-name="T2">Quais os principais usos da vegetação do Bioma Pampa para atividades humanas?</text:span></text:p>
      <text:p text:style-name="P10"/>
      <text:p text:style-name="P12">Pastagem natural e atividades agrícolas, principalmente o cultivo do arroz</text:p>
      <text:p text:style-name="P12">Criação de galináceos e atividades agrícolas, principalmente o cultivo do cacau</text:p>
      <text:p text:style-name="P12">Campos de futebol, paisagens bucólicas e cultivo de soja</text:p>
      <text:p text:style-name="P12">Fotografias e filmagens aéreas, campos de futebol e cultivo de cana-de-açúcar</text:p>
      <text:p text:style-name="P12">Pastagem natural e cultivo de cana-de-açúcar</text:p>
      <text:p text:style-name="P12"/>
      <text:p text:style-name="P1"><text:span text:style-name="T8">4</text:span>- <text:span text:style-name="T4">Qual a origem e o significado do nome Caatinga?</text:span></text:p>
      <text:p text:style-name="P1"/>
      <text:p text:style-name="P3">Tupi-guarani e mata branca</text:p>
      <text:p text:style-name="P3">Árabe e deserto arenoso</text:p>
      <text:p text:style-name="P3">Latim e terra seca</text:p>
      <text:p text:style-name="P3">Caigangue e mata escassa</text:p>
      <text:p text:style-name="P3">Pataxó e mato sem cachorro</text:p>
      <text:p text:style-name="P3"/>
      <text:p text:style-name="P11"><text:span text:style-name="T6">5</text:span>- Além de estar presente em 2% do território brasileiro, o Bioma Pampa se estende ainda pelos territórios de mais dois países. Quais são?</text:p>
      <text:p text:style-name="P11"/>
      <text:p text:style-name="P11">Uruguai e Argentina</text:p>
      <text:p text:style-name="P11">Bolívia e Paraguai</text:p>
      <text:p text:style-name="P11">Argentina e Paraguai</text:p>
      <text:p text:style-name="P11">Bolívia e Peru</text:p>
      <text:p text:style-name="P11">Colômbia e Venezuela</text:p>
      <text:p text:style-name="P11"/>
      <text:p text:style-name="P15"><text:span text:style-name="T8">6</text:span>- Qual das alternativas abaixo apresenta somente animais encontrados no Bioma Pantanal?</text:p>
      <text:p text:style-name="P15"/>
      <text:p text:style-name="P15">Tuiuiú, capivara, dourado e jacaré-de-papo-amarelo</text:p>
      <text:p text:style-name="P15">Pinguim, urso pardo, ser humano e crocodilo</text:p>
      <text:p text:style-name="P22">Veado-catingueiro, preá, gambá e sapo-cururu</text:p>
      <text:p text:style-name="P14">Dragonne, crocodilo atroz, fúria e grifo</text:p>
      <text:p text:style-name="P21">Anta, bugio-preto, jaguatirica e lobo-guará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9T15:23:39.396000000</meta:creation-date>
    <dc:date>2017-06-12T14:10:26.754000000</dc:date>
    <meta:editing-duration>PT43M2S</meta:editing-duration>
    <meta:editing-cycles>10</meta:editing-cycles>
    <meta:generator>LibreOffice/4.3.3.2$Windows_x86 LibreOffice_project/9bb7eadab57b6755b1265afa86e04bf45fbfc644</meta:generator>
    <meta:document-statistic meta:table-count="0" meta:image-count="0" meta:object-count="0" meta:page-count="4" meta:paragraph-count="157" meta:word-count="668" meta:character-count="4098" meta:non-whitespace-character-count="3586"/>
  </office:meta>
</office:document-meta>
</file>